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e208d" officeooo:paragraph-rsid="000e208d"/>
    </style:style>
    <style:style style:name="P2" style:family="paragraph" style:parent-style-name="Text_20_body">
      <style:text-properties officeooo:rsid="000e208d" officeooo:paragraph-rsid="000f7bbb"/>
    </style:style>
    <style:style style:name="P3" style:family="paragraph" style:parent-style-name="Text_20_body">
      <style:text-properties officeooo:rsid="000f7143" officeooo:paragraph-rsid="000f7143"/>
    </style:style>
    <style:style style:name="P4" style:family="paragraph" style:parent-style-name="Table_20_Contents">
      <style:text-properties officeooo:rsid="000e208d" officeooo:paragraph-rsid="000e208d"/>
    </style:style>
    <style:style style:name="P5" style:family="paragraph" style:parent-style-name="Table_20_Contents">
      <style:paragraph-properties fo:text-align="end" style:justify-single-word="false"/>
      <style:text-properties officeooo:rsid="000e208d" officeooo:paragraph-rsid="000e208d"/>
    </style:style>
    <style:style style:name="P6" style:family="paragraph" style:parent-style-name="Table_20_Contents">
      <style:paragraph-properties fo:text-align="end" style:justify-single-word="false"/>
      <style:text-properties officeooo:rsid="001a99bb" officeooo:paragraph-rsid="000f7bbb"/>
    </style:style>
    <style:style style:name="T1" style:family="text">
      <style:text-properties style:font-name="Liberation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ecer para a dupla Alex e Danilo</text:h>
      <text:p text:style-name="P3">* As alterações poderiam estar separadas em outras classes, ao invés de serem declaradas diramente na classe <text:span text:style-name="T1">Tabuleiro</text:span> e em um só método dessa classe.</text:p>
      <text:p text:style-name="P3">* A possibilidade de definir uma área de aparição do inimigo é uma funcionalidade interessante</text:p>
      <text:p text:style-name="P3">* A verificação do Konami Code poderia ser otimizada, para não alocar muitos objetos <text:span text:style-name="T1">String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59cm" table:align="margins" style:shadow="none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none" fo:border-bottom="0.05pt solid #000000"/>
    </style:style>
    <style:style style:name="Table1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MP1" style:family="paragraph" style:parent-style-name="Table_20_Contents">
      <style:text-properties officeooo:rsid="000e208d" officeooo:paragraph-rsid="000e208d"/>
    </style:style>
    <style:style style:name="MP2" style:family="paragraph" style:parent-style-name="Table_20_Contents">
      <style:paragraph-properties fo:text-align="end" style:justify-single-word="false"/>
      <style:text-properties officeooo:rsid="000e208d" officeooo:paragraph-rsid="000e208d"/>
    </style:style>
    <style:style style:name="MP3" style:family="paragraph" style:parent-style-name="Table_20_Contents">
      <style:paragraph-properties fo:text-align="end" style:justify-single-word="false"/>
      <style:text-properties officeooo:rsid="001a99bb" officeooo:paragraph-rsid="000f7bbb"/>
    </style:style>
    <style:style style:name="MP4" style:family="paragraph" style:parent-style-name="Text_20_body">
      <style:text-properties officeooo:rsid="000e208d" officeooo:paragraph-rsid="000f7bb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1">Daniel Teixeira</text:p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MP2">135026-9</text:p>
            </table:table-cell>
          </table:table-row>
          <table:table-row>
            <table:table-cell table:style-name="Table1.A2" office:value-type="string">
              <text:p text:style-name="MP1">Oliver Pimentel</text:p>
            </table:table-cell>
            <table:table-cell table:style-name="Table1.B2" office:value-type="string">
              <text:p text:style-name="Table_20_Contents"/>
            </table:table-cell>
            <table:table-cell table:style-name="Table1.A2" office:value-type="string">
              <text:p text:style-name="MP3">140023-1</text:p>
            </table:table-cell>
          </table:table-row>
        </table:table>
        <text:p text:style-name="MP4">Arquitetura de Software <text:s text:c="101"/>IFSP Campin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9:18:36.811076458</meta:creation-date>
    <dc:date>2015-06-16T19:30:08.263605542</dc:date>
    <meta:editing-duration>PT11M29S</meta:editing-duration>
    <meta:editing-cycles>4</meta:editing-cycles>
    <meta:generator>LibreOffice/4.4.3.2$Linux_X86_64 LibreOffice_project/40m0$Build-2</meta:generator>
    <meta:document-statistic meta:table-count="1" meta:image-count="0" meta:object-count="0" meta:page-count="1" meta:paragraph-count="9" meta:word-count="73" meta:character-count="554" meta:non-whitespace-character-count="389"/>
  </office:meta>
</office:document-meta>
</file>